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in" fo:margin-bottom="0in" style:contextual-spacing="false"/>
      <style:text-properties officeooo:paragraph-rsid="001640ea"/>
    </style:style>
    <style:style style:name="P2" style:family="paragraph" style:parent-style-name="Text_20_body">
      <style:paragraph-properties fo:margin-top="0in" fo:margin-bottom="0.0402in" style:contextual-spacing="false"/>
      <style:text-properties officeooo:paragraph-rsid="00169cef"/>
    </style:style>
    <style:style style:name="P3" style:family="paragraph" style:parent-style-name="Text_20_body">
      <style:paragraph-properties fo:margin-top="0in" fo:margin-bottom="0.1402in" style:contextual-spacing="false"/>
      <style:text-properties officeooo:paragraph-rsid="00169cef"/>
    </style:style>
    <style:style style:name="P4" style:family="paragraph" style:parent-style-name="Text_20_body">
      <style:paragraph-properties fo:margin-top="0in" fo:margin-bottom="0.1799in" style:contextual-spacing="false"/>
      <style:text-properties officeooo:paragraph-rsid="00169cef"/>
    </style:style>
    <style:style style:name="P5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6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7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fo:padding="0in" fo:border="none"/>
    </style:style>
    <style:style style:name="P8" style:family="paragraph" style:parent-style-name="Preformatted_20_Text">
      <style:paragraph-properties fo:margin-top="0in" fo:margin-bottom="0.1965in" style:contextual-spacing="false" fo:padding="0in" fo:border="none"/>
    </style:style>
    <style:style style:name="P9" style:family="paragraph" style:parent-style-name="Preformatted_20_Text">
      <style:paragraph-properties fo:padding="0in" fo:border="none"/>
    </style:style>
    <style:style style:name="P10" style:family="paragraph" style:parent-style-name="Text_20_body">
      <style:paragraph-properties fo:margin-top="0in" fo:margin-bottom="0in" style:contextual-spacing="false"/>
      <style:text-properties fo:font-style="italic" officeooo:paragraph-rsid="001640ea" style:font-style-asian="italic" style:font-style-complex="italic"/>
    </style:style>
    <style:style style:name="P11" style:family="paragraph" style:parent-style-name="Heading_20_1">
      <style:paragraph-properties fo:break-before="page"/>
      <style:text-properties officeooo:paragraph-rsid="001640ea"/>
    </style:style>
    <style:style style:name="P12" style:family="paragraph" style:parent-style-name="Heading_20_1">
      <style:paragraph-properties fo:break-before="page"/>
      <style:text-properties officeooo:paragraph-rsid="00169cef"/>
    </style:style>
    <style:style style:name="P13" style:family="paragraph" style:parent-style-name="Heading_20_1">
      <style:paragraph-properties fo:break-before="page"/>
      <style:text-properties officeooo:paragraph-rsid="001c82b9"/>
    </style:style>
    <style:style style:name="P14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5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P16" style:family="paragraph" style:parent-style-name="Text_20_body">
      <style:paragraph-properties fo:margin-top="0in" fo:margin-bottom="0.0402in" style:contextual-spacing="false"/>
      <style:text-properties officeooo:paragraph-rsid="00169cef"/>
    </style:style>
    <style:style style:name="P17" style:family="paragraph" style:parent-style-name="Text_20_body">
      <style:paragraph-properties fo:margin-top="0in" fo:margin-bottom="0.0402in" style:contextual-spacing="false"/>
      <style:text-properties fo:font-style="italic" officeooo:paragraph-rsid="001c82b9" style:font-style-asian="italic" style:font-style-complex="italic"/>
    </style:style>
    <style:style style:name="P18" style:family="paragraph" style:parent-style-name="Text_20_body">
      <style:paragraph-properties fo:margin-top="0in" fo:margin-bottom="0.0402in" style:contextual-spacing="false"/>
      <style:text-properties fo:font-style="italic" officeooo:paragraph-rsid="00169cef" style:font-style-asian="italic" style:font-style-complex="italic"/>
    </style:style>
    <style:style style:name="T1" style:family="text">
      <style:text-properties loext:padding="0in" loext:border="none"/>
    </style:style>
    <style:style style:name="T2" style:family="text">
      <style:text-properties loext:padding="0.0193in" loext:border="0.06pt solid #f7faff"/>
    </style:style>
    <style:style style:name="T3" style:family="text">
      <style:text-properties style:text-underline-style="solid" style:text-underline-width="auto" style:text-underline-color="font-color" loext:padding="0in" loext:border="none"/>
    </style:style>
    <style:style style:name="T4" style:family="text">
      <style:text-properties style:text-position="super 58%" loext:padding="0in" loext:border="non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c82b9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1b2e8c"/>
    </style:style>
    <style:style style:name="T9" style:family="text">
      <style:text-properties officeooo:rsid="001c82b9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1957. Delete Characters to Make Fancy String</text:h>
      <text:p text:style-name="P6">A <text:span text:style-name="Strong_20_Emphasis"><text:span text:style-name="T1">fancy string</text:span></text:span> is a string where no <text:span text:style-name="Strong_20_Emphasis"><text:span text:style-name="T1">three</text:span></text:span> <text:span text:style-name="Strong_20_Emphasis"><text:span text:style-name="T1">consecutive</text:span></text:span> characters are equal.</text:p>
      <text:p text:style-name="P6">Given a string <text:span text:style-name="Source_20_Text"><text:span text:style-name="T2">s</text:span></text:span>, delete the <text:span text:style-name="Strong_20_Emphasis"><text:span text:style-name="T1">minimum</text:span></text:span> possible number of characters from <text:span text:style-name="Source_20_Text"><text:span text:style-name="T2">s</text:span></text:span> to make it <text:span text:style-name="Strong_20_Emphasis"><text:span text:style-name="T1">fancy</text:span></text:span>.</text:p>
      <text:p text:style-name="P6">Return <text:span text:style-name="Emphasis"><text:span text:style-name="T1">the final string after the deletion</text:span></text:span>. It can be shown that the answer will always be <text:span text:style-name="Strong_20_Emphasis"><text:span text:style-name="T1">unique</text:span></text:span>.</text:p>
      <text:p text:style-name="P6"> </text:p>
      <text:p text:style-name="P6"><text:span text:style-name="Strong_20_Emphasis"><text:span text:style-name="T1">Example 1:</text:span></text:span></text:p>
      <text:p text:style-name="P5"><text:span text:style-name="Strong_20_Emphasis"><text:span text:style-name="T1">Input:</text:span></text:span> s = "le<text:span text:style-name="T3">e</text:span>etcode"</text:p>
      <text:p text:style-name="P5"><text:span text:style-name="Strong_20_Emphasis"><text:span text:style-name="T1">Output:</text:span></text:span> "leetcode"</text:p>
      <text:p text:style-name="P5"><text:span text:style-name="Strong_20_Emphasis"><text:span text:style-name="T1">Explanation:</text:span></text:span></text:p>
      <text:p text:style-name="P9">Remove an 'e' from the first group of 'e's to create "leetcode".</text:p>
      <text:p text:style-name="P8">No three consecutive characters are equal, so return "leetcode".</text:p>
      <text:p text:style-name="P6"><text:span text:style-name="Strong_20_Emphasis"><text:span text:style-name="T1">Example 2:</text:span></text:span></text:p>
      <text:p text:style-name="P5"><text:span text:style-name="Strong_20_Emphasis"><text:span text:style-name="T1">Input:</text:span></text:span> s = "<text:span text:style-name="T3">a</text:span>aab<text:span text:style-name="T3">aa</text:span>aa"</text:p>
      <text:p text:style-name="P5"><text:span text:style-name="Strong_20_Emphasis"><text:span text:style-name="T1">Output:</text:span></text:span> "aabaa"</text:p>
      <text:p text:style-name="P5"><text:span text:style-name="Strong_20_Emphasis"><text:span text:style-name="T1">Explanation:</text:span></text:span></text:p>
      <text:p text:style-name="P9">Remove an 'a' from the first group of 'a's to create "aabaaaa".</text:p>
      <text:p text:style-name="P9">Remove two 'a's from the second group of 'a's to create "aabaa".</text:p>
      <text:p text:style-name="P8">No three consecutive characters are equal, so return "aabaa".</text:p>
      <text:p text:style-name="P6"><text:span text:style-name="Strong_20_Emphasis"><text:span text:style-name="T1">Example 3:</text:span></text:span></text:p>
      <text:p text:style-name="P5"><text:span text:style-name="Strong_20_Emphasis"><text:span text:style-name="T1">Input:</text:span></text:span> s = "aab"</text:p>
      <text:p text:style-name="P5"><text:span text:style-name="Strong_20_Emphasis"><text:span text:style-name="T1">Output:</text:span></text:span> "aab"</text:p>
      <text:p text:style-name="P7"><text:span text:style-name="Strong_20_Emphasis"><text:span text:style-name="T1">Explanation:</text:span></text:span> No three consecutive characters are equal, so return "aab".</text:p>
      <text:p text:style-name="P6"> </text:p>
      <text:p text:style-name="P6"><text:span text:style-name="Strong_20_Emphasis"><text:span text:style-name="T1">Constraints:</text:span></text:span></text:p>
      <text:list text:style-name="L1">
        <text:list-item>
          <text:p text:style-name="P14"><text:span text:style-name="Source_20_Text"><text:span text:style-name="T2">1 &lt;= s.length &lt;= 10</text:span></text:span><text:span text:style-name="Source_20_Text"><text:span text:style-name="T4">5</text:span></text:span></text:p>
        </text:list-item>
        <text:list-item>
          <text:p text:style-name="P15"><text:span text:style-name="Source_20_Text"><text:span text:style-name="T2">s</text:span></text:span> consists only of lowercase English letters.</text:p>
        </text:list-item>
      </text:list>
      <text:p text:style-name="Text_20_body"/>
      <text:h text:style-name="P11" text:outline-level="1">1957. Delete Characters to Make Fancy String</text:h>
      <text:p text:style-name="P1">/*</text:p>
      <text:p text:style-name="P1"><text:s text:c="4"/><text:span text:style-name="T5">Queue</text:span></text:p>
      <text:p text:style-name="P1"><text:s text:c="4"/>Time complexity: O(n)</text:p>
      <text:p text:style-name="P1"><text:s text:c="4"/>Space complexity: O(n) </text:p>
      <text:p text:style-name="P1">*/</text:p>
      <text:p text:style-name="P1">class Solution {</text:p>
      <text:p text:style-name="P1"><text:s text:c="4"/>public:</text:p>
      <text:p text:style-name="P1"><text:s text:c="8"/>std::string makeFancyString(std::string s){</text:p>
      <text:p text:style-name="P1"><text:s text:c="12"/>int n=s.size();</text:p>
      <text:p text:style-name="P1"/>
      <text:p text:style-name="P1"><text:s text:c="12"/><text:span text:style-name="T7">// Use a queue to store the indices of the characters to remove</text:span></text:p>
      <text:p text:style-name="P1"><text:s text:c="12"/>std::queue&lt;int&gt; to_remove;</text:p>
      <text:p text:style-name="P1"><text:s text:c="12"/>for(int i=1;i&lt;n-1;++i){</text:p>
      <text:p text:style-name="P1"><text:s text:c="16"/>if(s[i]==s[i-1] &amp;&amp; s[i]==s[i+1]) to_remove.push(i);</text:p>
      <text:p text:style-name="P1"><text:s text:c="12"/>}</text:p>
      <text:p text:style-name="P1"/>
      <text:p text:style-name="P1"/>
      <text:p text:style-name="P1"><text:s text:c="12"/>std::string ans;</text:p>
      <text:p text:style-name="P1"><text:s text:c="12"/>for(int i=0;i&lt;n;++i){</text:p>
      <text:p text:style-name="P1"><text:s text:c="14"/><text:span text:style-name="T7"><text:s text:c="2"/>// Get indices of the characters to remove</text:span></text:p>
      <text:p text:style-name="P1"><text:s text:c="16"/>int j=to_remove.front();</text:p>
      <text:p text:style-name="P1"/>
      <text:p text:style-name="P1"><text:s text:c="14"/><text:span text:style-name="T7"><text:s text:c="2"/>// If the current character index is different from</text:span></text:p>
      <text:p text:style-name="P10"><text:s text:c="16"/>// the index extracted from the queue</text:p>
      <text:p text:style-name="P10"><text:s text:c="16"/>// and the current character to the answer</text:p>
      <text:p text:style-name="P1"><text:s text:c="16"/>if(i!=j) ans.push_back(s[i]);</text:p>
      <text:p text:style-name="P1"/>
      <text:p text:style-name="P1"><text:s text:c="15"/><text:span text:style-name="T7"><text:s/>// Otherwise, skip that cuurent character and</text:span></text:p>
      <text:p text:style-name="P10"><text:s text:c="16"/>// pass to the next index of the character to remove</text:p>
      <text:p text:style-name="P1"><text:s text:c="16"/>else to_remove.pop();</text:p>
      <text:p text:style-name="P1"><text:s text:c="12"/>}</text:p>
      <text:p text:style-name="P1"><text:s text:c="12"/></text:p>
      <text:p text:style-name="P1"><text:s text:c="12"/>return ans;</text:p>
      <text:p text:style-name="P1"><text:s text:c="8"/>}</text:p>
      <text:p text:style-name="P1">};</text:p>
      <text:h text:style-name="P12" text:outline-level="1">1957. Delete Characters to Make Fancy String</text:h>
      <text:p text:style-name="P2">/*</text:p>
      <text:p text:style-name="P2"><text:s text:c="4"/><text:span text:style-name="T5">Two pointers</text:span></text:p>
      <text:p text:style-name="P2"><text:s text:c="4"/>Time complexity: O(n)</text:p>
      <text:p text:style-name="P2"><text:s text:c="4"/>Space complexity: O(n) </text:p>
      <text:p text:style-name="P2">*/</text:p>
      <text:p text:style-name="P2">class Solution {</text:p>
      <text:p text:style-name="P2"><text:s text:c="4"/>public:</text:p>
      <text:p text:style-name="P2"><text:s text:c="8"/>std::string makeFancyString(std::string s){</text:p>
      <text:p text:style-name="P2"><text:s text:c="12"/>int n=s.size();</text:p>
      <text:p text:style-name="P2"><text:s text:c="12"/>int left=0,right=0;</text:p>
      <text:p text:style-name="P2"><text:s text:c="12"/>std::string ans;</text:p>
      <text:p text:style-name="P2"><text:s text:c="12"/>while(left&lt;n){</text:p>
      <text:p text:style-name="P2"><text:s text:c="16"/><text:span text:style-name="T7">// if same character extend the window from the right</text:span></text:p>
      <text:p text:style-name="P3"><text:s text:c="16"/>if(<text:span text:style-name="T8">right&lt;n &amp;&amp; </text:span>s[left]==s[right]) right++;</text:p>
      <text:p text:style-name="P2"><text:s text:c="14"/><text:span text:style-name="T7"><text:s text:c="2"/>// Otherwise</text:span></text:p>
      <text:p text:style-name="P2"><text:s text:c="16"/>else{</text:p>
      <text:p text:style-name="P3"><text:s text:c="20"/>int len=right-left; <text:span text:style-name="T7">// Window's length</text:span></text:p>
      <text:p text:style-name="P2"><text:s text:c="20"/><text:span text:style-name="T7">// If window's length &gt;= 2, keep only two characters</text:span></text:p>
      <text:p text:style-name="P3"><text:s text:c="20"/>if(len&gt;=2) ans.push_back(s[left]),ans.push_back(s[left]);</text:p>
      <text:p text:style-name="P2"><text:s text:c="18"/><text:span text:style-name="T7"><text:s text:c="2"/>// Otherwise, don't delete that character</text:span></text:p>
      <text:p text:style-name="P4"><text:s text:c="20"/>else ans.push_back(s[left]);</text:p>
      <text:p text:style-name="P2"><text:s text:c="20"/><text:span text:style-name="T7">// Start a new window</text:span></text:p>
      <text:p text:style-name="P2"><text:s text:c="20"/>left=right;</text:p>
      <text:p text:style-name="P2"><text:s text:c="16"/>}</text:p>
      <text:p text:style-name="P2"><text:s text:c="12"/>}</text:p>
      <text:p text:style-name="P2"><text:s text:c="12"/>return ans;</text:p>
      <text:p text:style-name="P2"><text:s text:c="8"/>}</text:p>
      <text:p text:style-name="P2">};</text:p>
      <text:h text:style-name="P13" text:outline-level="1">1957. Delete Characters to Make Fancy String</text:h>
      <text:p text:style-name="P17">/*</text:p>
      <text:p text:style-name="P17"><text:s text:c="4"/><text:span text:style-name="T5">Two pointers </text:span><text:span text:style-name="T6">space optimization</text:span></text:p>
      <text:p text:style-name="P17"><text:s text:c="4"/>Time complexity: O(n)</text:p>
      <text:p text:style-name="P17"><text:s text:c="4"/>Space complexity: O(<text:span text:style-name="T9">1</text:span>) </text:p>
      <text:p text:style-name="P17">*/</text:p>
      <text:p text:style-name="P2">class Solution {</text:p>
      <text:p text:style-name="P2">public:</text:p>
      <text:p text:style-name="P2"><text:s text:c="4"/>string makeFancyString(string s) {</text:p>
      <text:p text:style-name="P2"><text:s text:c="4"/><text:span text:style-name="T7"><text:s text:c="4"/>// If size of string is less than 3, return it.</text:span></text:p>
      <text:p text:style-name="P2"><text:s text:c="8"/>if (s.length() &lt; 3) {</text:p>
      <text:p text:style-name="P2"><text:s text:c="12"/>return s;</text:p>
      <text:p text:style-name="P2"><text:s text:c="8"/>}</text:p>
      <text:p text:style-name="P2"><text:s text:c="8"/>int w = 2;</text:p>
      <text:p text:style-name="P2"><text:s text:c="8"/>for (int r = 2; r &lt; s.size(); ++r) {</text:p>
      <text:p text:style-name="P2"><text:s text:c="11"/><text:span text:style-name="T7"><text:s/>// If the current character is not equal to the previously inserted</text:span></text:p>
      <text:p text:style-name="P18"><text:s text:c="12"/>// two characters, then we can add it to the string.</text:p>
      <text:p text:style-name="P2"><text:s text:c="12"/>if (s[r] != s[w - 1] || s[r] != s[w - 2]) {</text:p>
      <text:p text:style-name="P2"><text:s text:c="16"/>s[w++] = s[r];</text:p>
      <text:p text:style-name="P2"><text:s text:c="12"/>}</text:p>
      <text:p text:style-name="P2"><text:s text:c="8"/>}</text:p>
      <text:p text:style-name="P2"/>
      <text:p text:style-name="P2"><text:s text:c="8"/><text:span text:style-name="T7">// Resize the string to the number of characters added in the string,</text:span></text:p>
      <text:p text:style-name="P18"><text:s text:c="8"/>// given by <text:span text:style-name="T9">w</text:span>.</text:p>
      <text:p text:style-name="P2"><text:s text:c="8"/>s.resize(w);</text:p>
      <text:p text:style-name="P2"><text:s text:c="8"/>return s;</text:p>
      <text:p text:style-name="P2"><text:s text:c="4"/>}</text:p>
      <text:p text:style-name="P2">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page-number text:select-page="current">2</text:page-number>/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1T20:28:11.049300381</meta:creation-date>
    <dc:date>2024-11-02T09:34:03.505833229</dc:date>
    <meta:editing-duration>PT1H24M24S</meta:editing-duration>
    <meta:editing-cycles>6</meta:editing-cycles>
    <meta:generator>LibreOffice/24.2.6.2$Linux_X86_64 LibreOffice_project/420$Build-2</meta:generator>
    <meta:document-statistic meta:table-count="0" meta:image-count="0" meta:object-count="0" meta:page-count="4" meta:paragraph-count="114" meta:word-count="481" meta:character-count="3687" meta:non-whitespace-character-count="2501"/>
  </office:meta>
</office:document-meta>
</file>